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2.417cm"/>
    </style:style>
    <style:style style:name="co5" style:family="table-column">
      <style:table-column-properties fo:break-before="auto" style:column-width="6.962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415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143cm"/>
    </style:style>
    <style:style style:name="co14" style:family="table-column">
      <style:table-column-properties fo:break-before="auto" style:column-width="1.157cm"/>
    </style:style>
    <style:style style:name="co15" style:family="table-column">
      <style:table-column-properties fo:break-before="auto" style:column-width="5.812cm"/>
    </style:style>
    <style:style style:name="co16" style:family="table-column">
      <style:table-column-properties fo:break-before="auto" style:column-width="1.649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</office:automatic-styles>
  <office:body>
    <office:spreadsheet>
      <table:table table:name="Empresa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2" table:number-columns-repeated="242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196.729/0001-24</text:p>
          </table:table-cell>
          <table:table-cell table:style-name="ce13" office:value-type="string">
            <text:p>345.085.87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4" table:style-name="ce13" office:value-type="string">
            <text:p>-</text:p>
          </table:table-cell>
          <table:table-cell table:number-columns-repeated="242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-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4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number-columns-repeated="3"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13109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Xiko Karpa</text:p>
          </table:table-cell>
          <table:table-cell table:style-name="ce13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5" table:style-name="ce13" office:value-type="string">
            <text:p>-</text:p>
          </table:table-cell>
          <table:table-cell table:number-columns-repeated="241"/>
        </table:table-row>
        <table:table-row table:style-name="ro1" table:number-rows-repeated="6547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table:table-column table:style-name="co13" table:default-cell-style-name="ce2"/>
        <table:table-column table:style-name="co1" table:default-cell-style-name="ce2"/>
        <table:table-column table:style-name="co14" table:default-cell-style-name="ce26"/>
        <table:table-column table:style-name="co15" table:default-cell-style-name="ce26"/>
        <table:table-column table:style-name="co16" table:default-cell-style-name="ce30"/>
        <table:table-column table:style-name="co12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3" office:value-type="string">
            <text:p>QTD</text:p>
          </table:table-cell>
          <table:table-cell table:style-name="ce23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4" office:value-type="float" office:value="56">
            <text:p>56</text:p>
          </table:table-cell>
          <table:table-cell table:style-name="ce24" office:value-type="string">
            <text:p>Xerox emitidos no mês</text:p>
          </table:table-cell>
          <table:table-cell table:style-name="ce29" table:formula="oooc:=[.C2]*0.3" office:value-type="float" office:value="16.8">
            <text:p>16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ANA-CECILIA</text:p>
          </table:table-cell>
          <table:table-cell table:style-name="ce24" office:value-type="float" office:value="16">
            <text:p>16</text:p>
          </table:table-cell>
          <table:table-cell table:style-name="ce24" office:value-type="string">
            <text:p>Xerox emitidos no mês</text:p>
          </table:table-cell>
          <table:table-cell table:style-name="ce29" table:formula="oooc:=[.C9]*0.3" office:value-type="float" office:value="4.8">
            <text:p>4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DAKA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2">
            <text:p>4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35">
            <text:p>33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21">
            <text:p>121</text:p>
          </table:table-cell>
          <table:table-cell table:style-name="ce24" office:value-type="string">
            <text:p>Xerox emitidos no mês</text:p>
          </table:table-cell>
          <table:table-cell table:style-name="ce29" table:formula="oooc:=[.C32]*0.3" office:value-type="float" office:value="36.3">
            <text:p>36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3">
            <text:p>3</text:p>
          </table:table-cell>
          <table:table-cell table:style-name="ce27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38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16">
            <text:p>3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37">
            <text:p>5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9">
            <text:p>7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Xerox emitidos no mês</text:p>
          </table:table-cell>
          <table:table-cell table:style-name="ce29" table:formula="oooc:=[.C50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8">
            <text:p>2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Xerox emitidos no mês</text:p>
          </table:table-cell>
          <table:table-cell table:style-name="ce29" table:formula="oooc:=[.C57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CI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2">
            <text:p>17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4" office:value-type="float" office:value="13">
            <text:p>13</text:p>
          </table:table-cell>
          <table:table-cell table:style-name="ce24" office:value-type="string">
            <text:p>Xerox emitidos no mês</text:p>
          </table:table-cell>
          <table:table-cell table:style-name="ce29" table:formula="oooc:=[.C62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7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5" office:value-type="string">
            <text:p>VALTER-SCHANDERT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9">
            <text:p>9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6">
            <text:p>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5">
            <text:p>5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83">
            <text:p>48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0">
            <text:p>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NDRA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PARECIDA-DURAES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7">
            <text:p>10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6">
            <text:p>8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Xerox emitidos no mês</text:p>
          </table:table-cell>
          <table:table-cell table:style-name="ce29" table:formula="oooc:=[.C96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esenvolvimento de website</text:p>
          </table:table-cell>
          <table:table-cell table:style-name="ce29" office:value-type="float" office:value="3000">
            <text:p>3.0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22">
            <text:p>32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ANIE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06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office:value-type="float" office:value="30">
            <text:p>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27">
            <text:p>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5">
            <text:p>49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227">
            <text:p>2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4" office:value-type="float" office:value="3">
            <text:p>3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3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68">
            <text:p>36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17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16">
            <text:p>1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8">
            <text:p>12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uias prev./trab. emitidas no mês</text:p>
          </table:table-cell>
          <table:table-cell table:style-name="ce29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4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74">
            <text:p>4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28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3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438">
            <text:p>43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4" office:value-type="float" office:value="33">
            <text:p>33</text:p>
          </table:table-cell>
          <table:table-cell table:style-name="ce24" office:value-type="string">
            <text:p>Xerox emitidos no mês</text:p>
          </table:table-cell>
          <table:table-cell table:style-name="ce29" table:formula="oooc:=[.C138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2">
            <text:p>10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Xerox emitidos no mês</text:p>
          </table:table-cell>
          <table:table-cell table:style-name="ce29" table:formula="oooc:=[.C14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2">
            <text:p>13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15">
            <text:p>3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Xerox emitidos no mês</text:p>
          </table:table-cell>
          <table:table-cell table:style-name="ce29" table:formula="oooc:=[.C146]*0.3" office:value-type="float" office:value="1.2">
            <text:p>1,2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12">
            <text:p>11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64">
            <text:p>6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45">
            <text:p>14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34">
            <text:p>13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7">
            <text:p>1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3]*0.3" office:value-type="float" office:value="2.7">
            <text:p>2,7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RINCESA</text:p>
          </table:table-cell>
          <table:table-cell table:style-name="ce24" office:value-type="float" office:value="10">
            <text:p>1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5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4" office:value-type="float" office:value="7">
            <text:p>7</text:p>
          </table:table-cell>
          <table:table-cell table:style-name="ce24" office:value-type="string">
            <text:p>Guias fiscais emitidas no mês</text:p>
          </table:table-cell>
          <table:table-cell table:style-name="ce29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OLIM</text:p>
          </table:table-cell>
          <table:table-cell table:style-name="ce24" office:value-type="float" office:value="60">
            <text:p>60</text:p>
          </table:table-cell>
          <table:table-cell table:style-name="ce24" office:value-type="string">
            <text:p>Xerox emitidos no mês</text:p>
          </table:table-cell>
          <table:table-cell table:style-name="ce29" table:formula="oooc:=[.C158]*0.3" office:value-type="float" office:value="18">
            <text:p>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88">
            <text:p>8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171">
            <text:p>17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Serviços prestados no mês</text:p>
          </table:table-cell>
          <table:table-cell table:style-name="ce29" office:value-type="float" office:value="92">
            <text:p>92,00</text:p>
          </table:table-cell>
          <table:table-cell table:number-columns-repeated="251"/>
        </table:table-row>
        <table:table-row table:style-name="ro1" table:number-rows-repeated="6537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Empresas.A1:Empresas.N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7">27/09/2007</text:date>, <text:time>17:3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Carlos Augusto Marcicano</meta:initial-creator>
    <meta:creation-date>2007-08-03T15:08:45</meta:creation-date>
    <dc:creator>Carlos Augusto Marcicano</dc:creator>
    <dc:date>2007-09-27T17:36:36</dc:date>
    <meta:printed-by>Carlos Augusto Marcicano</meta:printed-by>
    <meta:print-date>2007-09-27T11:53:34</meta:print-date>
    <dc:language>pt-BR</dc:language>
    <meta:editing-cycles>176</meta:editing-cycles>
    <meta:editing-duration>PT9H13M0S</meta:editing-duration>
    <meta:user-defined meta:name="Info 1"/>
    <meta:user-defined meta:name="Info 2"/>
    <meta:user-defined meta:name="Info 3"/>
    <meta:user-defined meta:name="Info 4"/>
    <meta:document-statistic meta:table-count="2" meta:cell-count="1672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